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iHeritagePro" svg:font-family="TaiHeritagePro"/>
    <style:font-face style:name="Courier New" svg:font-family="'Courier New'" style:font-family-generic="modern" style:font-pitch="fixed"/>
    <style:font-face style:name="NSimSun" svg:font-family="NSimSun" style:font-family-generic="modern" style:font-pitch="fixed"/>
    <style:font-face style:name="Tai Heritage Pro1" svg:font-family="'Tai Heritage Pro'" style:font-pitch="variable"/>
    <style:font-face style:name="Tai Heritage Pro" svg:font-family="'Tai Heritage Pro'" style:font-adornments="Regular" style:font-pitch="variable"/>
    <style:font-face style:name="Tai Heritage Pro:2001=2" svg:font-family="'Tai Heritage Pro:2001=2'" style:font-pitch="variable"/>
    <style:font-face style:name="Tai Heritage Pro:2002=1" svg:font-family="'Tai Heritage Pro:2002=1'" style:font-pitch="variable"/>
    <style:font-face style:name="Tai Heritage Pro:lcoa=1" svg:font-family="'Tai Heritage Pro:lcoa=1'" style:font-pitch="variable"/>
    <style:font-face style:name="Tai Heritage Pro:lcoa=1&amp;vowp=2" svg:font-family="'Tai Heritage Pro:lcoa=1&amp;vowp=2'" style:font-pitch="variable"/>
    <style:font-face style:name="Tai Heritage Pro:vowp=2" svg:font-family="'Tai Heritage Pro:vowp=2'"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name-complex="Tai Heritage Pro1" style:font-size-complex="14pt"/>
    </style:style>
    <style:style style:name="P2" style:family="paragraph" style:parent-style-name="Text_20_body">
      <style:text-properties fo:font-size="14pt" style:font-size-asian="14pt" style:font-name-complex="Tai Heritage Pro:2002=1" style:font-size-complex="14pt"/>
    </style:style>
    <style:style style:name="P3" style:family="paragraph" style:parent-style-name="Text_20_body">
      <style:text-properties fo:font-size="14pt" style:font-size-asian="14pt" style:font-name-complex="Tai Heritage Pro:vowp=2" style:font-size-complex="14pt"/>
    </style:style>
    <style:style style:name="P4" style:family="paragraph" style:parent-style-name="Text_20_body">
      <style:text-properties style:font-name-complex="Tai Heritage Pro:vowp=2"/>
    </style:style>
    <style:style style:name="P5" style:family="paragraph" style:parent-style-name="Text_20_body">
      <style:text-properties style:font-name="Tai Heritage Pro:2001=2" style:font-name-complex="Tai Heritage Pro:vowp=2"/>
    </style:style>
    <style:style style:name="P6" style:family="paragraph" style:parent-style-name="Text_20_body">
      <style:text-properties style:font-name="Tai Heritage Pro:2001=2" fo:font-size="14pt" style:font-size-asian="14pt" style:font-name-complex="Tai Heritage Pro:vowp=2" style:font-size-complex="14pt"/>
    </style:style>
    <style:style style:name="P7" style:family="paragraph" style:parent-style-name="Text_20_body">
      <style:text-properties style:font-name="Tai Heritage Pro:2002=1" fo:font-size="14pt" style:font-size-asian="14pt" style:font-name-complex="Tai Heritage Pro:lcoa=1&amp;vowp=2" style:font-size-complex="14pt"/>
    </style:style>
    <style:style style:name="P8" style:family="paragraph" style:parent-style-name="Text_20_body">
      <style:text-properties fo:font-weight="bold" style:font-weight-asian="bold" style:font-name-complex="Tai Heritage Pro:vowp=2" style:font-weight-complex="bold"/>
    </style:style>
    <style:style style:name="P9" style:family="paragraph" style:parent-style-name="Text_20_body">
      <style:text-properties style:font-name-complex="Tai Heritage Pro1"/>
    </style:style>
    <style:style style:name="P10" style:family="paragraph" style:parent-style-name="Heading">
      <style:paragraph-properties fo:margin-top="0.1701in" fo:margin-bottom="0.2in" style:contextual-spacing="false"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style:font-name="TaiHeritagePro" fo:font-size="12pt" style:font-name-asian="TaiHeritagePro" style:font-size-asian="12pt" style:font-name-complex="TaiHeritagePro" style:font-size-complex="12pt"/>
    </style:style>
    <style:style style:name="P12" style:family="paragraph" style:parent-style-name="Standard">
      <style:paragraph-properties fo:text-align="start" style:justify-single-word="false" style:text-autospace="none"/>
      <style:text-properties style:font-name="TaiHeritagePro" fo:font-size="12pt" style:font-name-asian="TaiHeritagePro" style:font-size-asian="12pt" style:font-name-complex="TaiHeritagePro" style:font-size-complex="12pt"/>
    </style:style>
    <style:style style:name="P13" style:family="paragraph" style:parent-style-name="Standard">
      <style:paragraph-properties fo:text-align="start" style:justify-single-word="false" style:text-autospace="none"/>
      <style:text-properties style:font-name="TaiHeritagePro" fo:font-size="12pt" fo:font-weight="bold" officeooo:paragraph-rsid="0003351b" style:font-name-asian="TaiHeritagePro" style:font-size-asian="12pt" style:font-weight-asian="bold" style:font-name-complex="TaiHeritagePro" style:font-size-complex="12pt" style:font-weight-complex="bold"/>
    </style:style>
    <style:style style:name="P14" style:family="paragraph" style:parent-style-name="Heading_20_1">
      <style:text-properties officeooo:paragraph-rsid="0008554b"/>
    </style:style>
    <style:style style:name="P15" style:family="paragraph" style:parent-style-name="Heading_20_3">
      <style:text-properties officeooo:paragraph-rsid="0003351b"/>
    </style:style>
    <style:style style:name="T1" style:family="text">
      <style:text-properties style:font-name="Tai Heritage Pro:2002=1" style:font-name-complex="Tai Heritage Pro:lcoa=1"/>
    </style:style>
    <style:style style:name="T2" style:family="text">
      <style:text-properties style:font-name-complex="Tai Heritage Pro:2002=1"/>
    </style:style>
    <style:style style:name="T3" style:family="text">
      <style:text-properties style:font-name-complex="Tai Heritage Pro:lcoa=1&amp;vowp=2"/>
    </style:style>
    <style:style style:name="T4" style:family="text">
      <style:text-properties fo:font-weight="bold" style:font-weight-asian="bold" style:font-name-complex="Tai Heritage Pro:vowp=2" style:font-weight-complex="bold"/>
    </style:style>
    <style:style style:name="T5" style:family="text">
      <style:text-properties fo:language="tr" fo:country="TR"/>
    </style:style>
    <style:style style:name="T6" style:family="text">
      <style:text-properties style:font-name="Tai Heritage Pro1" officeooo:rsid="000e93e9" style:font-name-complex="Tai Heritage Pro1"/>
    </style:style>
    <style:style style:name="T7" style:family="text">
      <style:text-properties style:font-name="Tai Heritage Pro1" officeooo:rsid="0003351b" style:font-name-complex="Tai Heritage Pro1"/>
    </style:style>
    <style:style style:name="T8" style:family="text">
      <style:text-properties officeooo:rsid="0003351b"/>
    </style:style>
    <style:style style:name="T9" style:family="text">
      <style:text-properties officeooo:rsid="0004ed10"/>
    </style:style>
    <style:style style:name="T10" style:family="text">
      <style:text-properties officeooo:rsid="00066578"/>
    </style:style>
    <style:style style:name="T11" style:family="text">
      <style:text-properties officeooo:rsid="000855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i Heritage Pro Collisions</text:p>
      <text:p text:style-name="Text_20_body">This document describes the various situations in which glyph collisions occur in the Tai Heritage Pro font. These cases are organized in outline form to facilitate mapping Graphite rules onto them.</text:p>
      <text:h text:style-name="Heading_20_1" text:outline-level="1">Any vowel position</text:h>
      <text:h text:style-name="Heading_20_2" text:outline-level="2">Left-side-vowel</text:h>
      <text:h text:style-name="Heading_20_2" text:outline-level="2">&lt;no left-side-vowel&gt;</text:h>
      <text:h text:style-name="Heading_20_3" text:outline-level="3">V-consonants + Vowel-UA</text:h>
      <text:p text:style-name="P1">ꪚꪺ ꪛꪺ꪿ ꪜꪺ꫁</text:p>
      <text:h text:style-name="Heading_20_3" text:outline-level="3">High NGO + Vowel-UE</text:h>
      <text:p text:style-name="P9"/>
      <text:p text:style-name="P9">ꪉꪳ ꪉꪳ꪿ ꪉꪳ꫁</text:p>
      <text:h text:style-name="Heading_20_3" text:outline-level="3">Vowel AAB6</text:h>
      <text:p text:style-name="P11">ꪀꪶ <text:s/><text:span text:style-name="T5">ꪌꪶ <text:s/>ꪄꪶꪮ <text:s text:c="2"/>ꪏꪶꪮ</text:span></text:p>
      <text:h text:style-name="Heading_20_3" text:outline-level="3">Right-side consonants + Vowel-AUE = AABB</text:h>
      <text:p text:style-name="P12">ꪂꪻꪮ ꪄꪻꪮ ꪊꪻꪮ ꪊꪻꪮ ꪌꪻꪮ</text:p>
      <text:h text:style-name="Heading_20_3" text:outline-level="3">Vowel AABC</text:h>
      <text:p text:style-name="P12">ꪜꪼ <text:s/>ꪤꪼ <text:s/>ꪛꪼꪮ <text:s/>ꪝꪼ</text:p>
      <text:h text:style-name="Heading_20_3" text:outline-level="3">Consonant -HighLo = AAA9</text:h>
      <text:p text:style-name="P12">ꪩꪁ <text:s/>ꪩ꪿ꪅ</text:p>
      <text:h text:style-name="P15" text:outline-level="3"><text:span text:style-name="T8">Short right tail </text:span>AA9A ꪚ, AAA5 ꪥ, AA99 ꪙ, AAA3 ꪣ, (AABD ꪽ) <text:span text:style-name="T8">+ w-like <text:s/>AA9B ꪛ, AA9D ꪝ, AA9F ꪟ, </text:span><text:span text:style-name="T9">AAA1 ꪡ</text:span><text:span text:style-name="T8"> (bold only)</text:span></text:h>
      <text:p text:style-name="P13"><text:span text:style-name="T6">ꪣ</text:span>ꪛ <text:span text:style-name="T6">ꪣꪡ </text:span><text:span text:style-name="T7">ꪙ</text:span><text:span text:style-name="T6">ꪡ </text:span><text:span text:style-name="T7">ꪙ</text:span><text:span text:style-name="T8">ꪛ ꪥ</text:span><text:span text:style-name="T6">ꪡ </text:span><text:span text:style-name="T7">ꪚ</text:span><text:span text:style-name="T8">ꪛ ꪙꪛ <text:s/></text:span><text:span text:style-name="T10">ꪽꪡ </text:span><text:span text:style-name="T8">(</text:span><text:span text:style-name="T7">ꪙ</text:span><text:span text:style-name="T8">ꪟ ??)</text:span></text:p>
      <text:h text:style-name="Heading_20_2" text:outline-level="2">Bold tweaks</text:h>
      <text:h text:style-name="Heading_20_1" text:outline-level="1">Vowel-over-initial position</text:h>
      <text:p text:style-name="Text_20_body">Includes case where vowel-over-final feature is turned on but has no effect (eg, left-side-vowel).</text:p>
      <text:h text:style-name="Heading_20_2" text:outline-level="2">Initial AA8A-unrotated ꪊ</text:h>
      <text:h text:style-name="Heading_20_3" text:outline-level="3">Upper-vowel mark</text:h>
      <text:h text:style-name="Heading_20_2" text:outline-level="2">Initial AAB6-dwarf</text:h>
      <text:h text:style-name="Heading_20_3" text:outline-level="3">High-NGO final= AA89 ꪉ</text:h>
      <text:h text:style-name="Heading_20_2" text:outline-level="2">High-NGO initial = AA89 ꪉ</text:h>
      <text:h text:style-name="Heading_20_3" text:outline-level="3">Vowel-AY = ꪼ</text:h>
      <text:h text:style-name="Heading_20_2" text:outline-level="2">AA9E ꪞ</text:h>
      <text:h text:style-name="Heading_20_2" text:outline-level="2">&lt;other-consonants&gt;</text:h>
      <text:h text:style-name="Heading_20_3" text:outline-level="3">Vowel-O = AAB6 ꪶ</text:h>
      <text:h text:style-name="Heading_20_2" text:outline-level="2">AA8A + AA8A <text:s/>ꪊꪊ</text:h>
      <text:h text:style-name="Heading_20_3" text:outline-level="3">AA8A-Rotated &amp; AA8A-Rotated <text:span text:style-name="T2">ꪊꪊ</text:span></text:h>
      <text:p text:style-name="P2">ꪊꪊꪲ </text:p>
      <text:h text:style-name="Heading_20_4" text:outline-level="4">AA8A-Rotated &amp; AA8A-Rdwarf</text:h>
      <text:p text:style-name="P2">ꪊꪊꪲ꪿</text:p>
      <text:h text:style-name="Heading_20_3" text:outline-level="3">AA8A-Unrotated &amp; AA8A-Unrotated ꪊꪊ</text:h>
      <text:h text:style-name="Heading_20_4" text:outline-level="4">Tone marks</text:h>
      <text:p text:style-name="P1">ꪊꪊꪲ꪿</text:p>
      <text:h text:style-name="Heading_20_1" text:outline-level="1">Vowel-over-final position</text:h>
      <text:h text:style-name="Heading_20_2" text:outline-level="2">Long-right-tail + diacritic</text:h>
      <text:p text:style-name="Text_20_body">LongRightTail1 = AA8A_Rotated <text:span text:style-name="T1">ꪊ</text:span>, AA8C ꪌ, AA8D ꪍ, AA9E ꪞ</text:p>
      <text:p text:style-name="Text_20_body">LongRightTail2 = AA8A_Unrotated ꪊ, AA8F ꪏ, AAA1 ꪡ</text:p>
      <text:p text:style-name="Text_20_body">LongRightTail3 = AA9C ꪜ, AAA4 ꪤ</text:p>
      <text:p text:style-name="Text_20_body">Tone marks: AABF <text:s/>꪿, AAC1 <text:s/>꫁</text:p>
      <text:p text:style-name="Text_20_body">Lower-vowel-U = AAB4 <text:s text:c="2"/>ꪴ</text:p>
      <text:h text:style-name="Heading_20_3" text:outline-level="3">AA89-dwarf <text:s/>ꪉ</text:h>
      <text:h text:style-name="Heading_20_4" text:outline-level="4">No upper vowel mark</text:h>
      <text:p text:style-name="P4">ꪡ꫁ꪉ ꪌꪴ꫁ꪉ </text:p>
      <text:h text:style-name="Heading_20_5" text:outline-level="5">Mai-ek</text:h>
      <text:p text:style-name="P5">ꪌꪴ꪿ꪉ ꪏ꪿ꪉ ꪤ꪿ꪉ</text:p>
      <text:h text:style-name="Heading_20_5" text:outline-level="5">Mai-tho</text:h>
      <text:p text:style-name="P5">ꪞꪴ꫁ꪉ ꪡ꫁ꪉ ꪤꪴ꫁ꪉ</text:p>
      <text:h text:style-name="Heading_20_4" text:outline-level="4">Upper vowel marks</text:h>
      <text:h text:style-name="Heading_20_5" text:outline-level="5">Vowel-mai-kang = AAB0 <text:s text:c="3"/>ꪰ</text:h>
      <text:h text:style-name="Heading_20_5" text:outline-level="5">Vowel-I = AAB2 <text:s text:c="3"/>ꪲ</text:h>
      <text:p text:style-name="P4">ꪏꪲ꪿ꪉ <text:s/>ꪤꪲ꪿ꪉ </text:p>
      <text:h text:style-name="Heading_20_5" text:outline-level="5">Vowel-UE = AAB3 <text:s text:c="3"/>ꪳ</text:h>
      <text:p text:style-name="P4">ꪤꪳꪉ <text:span text:style-name="T3">ꪊꪳꪉ</text:span></text:p>
      <text:h text:style-name="Heading_20_5" text:outline-level="5">Vowel-mai-khit = AAB7 <text:s text:c="3"/>ꪷ</text:h>
      <text:p text:style-name="P4">ꪜꪷ꪿ꪉ</text:p>
      <text:h text:style-name="Heading_20_5" text:outline-level="5">Vowel-IA = AAB8 <text:s text:c="3"/>ꪸ</text:h>
      <text:h text:style-name="Heading_20_5" text:outline-level="5">Vowel-AM = AABE <text:s text:c="3"/>ꪾ</text:h>
      <text:h text:style-name="Heading_20_5" text:outline-level="5">Any/other vowel mark #9</text:h>
      <text:h text:style-name="Heading_20_6" text:outline-level="6">Mai-ek</text:h>
      <text:p text:style-name="P6">ꪏꪲꪉ ꪜꪷ꪿ꪉ</text:p>
      <text:h text:style-name="Heading_20_6" text:outline-level="6">Mai-tho</text:h>
      <text:p text:style-name="P3">ꪤꪲ꫁ꪉ</text:p>
      <text:h text:style-name="Heading_20_4" text:outline-level="4">Left-side-vowel</text:h>
      <text:h text:style-name="Heading_20_5" text:outline-level="5">Vowel-E = AAB5 ꪵ</text:h>
      <text:h text:style-name="Heading_20_5" text:outline-level="5">Vowel-O = AAB6 ꪶ</text:h>
      <text:h text:style-name="Heading_20_5" text:outline-level="5">Vowel-UAE = AAB9 <text:s/>ꪹ</text:h>
      <text:h text:style-name="Heading_20_5" text:outline-level="5">Vowel-AUE = AABB <text:s/>ꪻ</text:h>
      <text:h text:style-name="Heading_20_5" text:outline-level="5">Vowel-AY = AABC <text:s/>ꪼ</text:h>
      <text:h text:style-name="Heading_20_5" text:outline-level="5">Any/other left-side-vowel #9</text:h>
      <text:h text:style-name="Heading_20_3" text:outline-level="3">Short-narrow-consonant: AA80 ꪀ, AA92 ꪒ, AAAB ꪫ</text:h>
      <text:h text:style-name="Heading_20_4" text:outline-level="4">No upper-vowel</text:h>
      <text:p text:style-name="P4">ꪏꪴ꫁ꪫ ꪊꪴ꫁ꪀ ꪊꪴ꫁</text:p>
      <text:h text:style-name="Heading_20_4" text:outline-level="4">Upper vowel marks</text:h>
      <text:h text:style-name="Heading_20_5" text:outline-level="5">Vowel-mai-kang</text:h>
      <text:h text:style-name="Heading_20_5" text:outline-level="5">Vowel-I = AAB2 <text:s text:c="3"/>ꪲ</text:h>
      <text:p text:style-name="P4">ꪜꪲ꫁ꪫ ꪤꪲ꫁ꪫ </text:p>
      <text:h text:style-name="Heading_20_5" text:outline-level="5">Vowel-UE</text:h>
      <text:p text:style-name="P4">ꪡꪳ꪿ꪫ</text:p>
      <text:h text:style-name="Heading_20_5" text:outline-level="5">Vowel-mai-khit = AAB7 <text:s text:c="3"/>ꪷ</text:h>
      <text:p text:style-name="P4">ꪡꪷ꪿ꪫ</text:p>
      <text:h text:style-name="Heading_20_5" text:outline-level="5">Vowel-IA = AAB8 <text:s text:c="3"/>ꪸ</text:h>
      <text:p text:style-name="P4">ꪡꪸ꪿ꪫ</text:p>
      <text:h text:style-name="Heading_20_5" text:outline-level="5">Any/other #9</text:h>
      <text:h text:style-name="Heading_20_3" text:outline-level="3">Short-right-tail: AA9A ꪚ, AAA5 ꪥ, AA99 ꪙ, AAA3 ꪣ, (AABD ꪽ)</text:h>
      <text:h text:style-name="Heading_20_4" text:outline-level="4">No upper-vowel</text:h>
      <text:h text:style-name="Heading_20_5" text:outline-level="5">Mai-ek</text:h>
      <text:h text:style-name="Heading_20_5" text:outline-level="5">Mai-tho</text:h>
      <text:p text:style-name="P7">ꪊ꫁ꪽ ꪢ꫁ꪙ ꪚ꫁ꪚ</text:p>
      <text:h text:style-name="Heading_20_4" text:outline-level="4">Upper vowel marks</text:h>
      <text:h text:style-name="Heading_20_5" text:outline-level="5">Vowel-mai-kang</text:h>
      <text:h text:style-name="Heading_20_5" text:outline-level="5">Vowel-I</text:h>
      <text:p text:style-name="P3">ꪜꪲꪥ ꪡꪲ꪿ꪥ ꪜꪲꪙ</text:p>
      <text:h text:style-name="Heading_20_5" text:outline-level="5">Vowel-UE = AAB3 <text:s text:c="3"/>ꪳ</text:h>
      <text:p text:style-name="P3">ꪤꪳꪙ <text:s/>ꪊꪳ꫁ꪣ </text:p>
      <text:h text:style-name="Heading_20_5" text:outline-level="5">Mai-khit</text:h>
      <text:h text:style-name="Heading_20_5" text:outline-level="5">Vowel-IA</text:h>
      <text:h text:style-name="Heading_20_5" text:outline-level="5">Any/other #9</text:h>
      <text:h text:style-name="Heading_20_6" text:outline-level="6">Mai-ek</text:h>
      <text:h text:style-name="Heading_20_6" text:outline-level="6">Mai-tho</text:h>
      <text:h text:style-name="Heading_20_3" text:outline-level="3">High-vo = AAAB ꪫ (narrow)</text:h>
      <text:h text:style-name="Heading_20_3" text:outline-level="3">Any/other consonant #9</text:h>
      <text:h text:style-name="Heading_20_4" text:outline-level="4">No upper-vowel</text:h>
      <text:h text:style-name="Heading_20_4" text:outline-level="4">Upper-vowel</text:h>
      <text:h text:style-name="Heading_20_5" text:outline-level="5">Any/other #9</text:h>
      <text:h text:style-name="Heading_20_3" text:outline-level="3">Vowels</text:h>
      <text:h text:style-name="Heading_20_4" text:outline-level="4">Tall central vowel: UA = AABA ꪺ</text:h>
      <text:h text:style-name="Heading_20_5" text:outline-level="5">Mai-ek</text:h>
      <text:h text:style-name="Heading_20_5" text:outline-level="5">Mai-tho</text:h>
      <text:h text:style-name="Heading_20_4" text:outline-level="4">Low-O = AAAE ꪮ</text:h>
      <text:p text:style-name="P4">ꪜ꫁ꪮ ꪊ꫁ꪮ ꪏ꫁ꪮ</text:p>
      <text:h text:style-name="Heading_20_4" text:outline-level="4">Vowel-AN = AABD ꪽ</text:h>
      <text:p text:style-name="P4">ꪤ꫁ꪽ</text:p>
      <text:h text:style-name="Heading_20_4" text:outline-level="4">Vowel-AA = AAB1 ꪱ (very narrow)</text:h>
      <text:h text:style-name="Heading_20_3" text:outline-level="3">AA8A + AA8A ꪊꪊ</text:h>
      <text:h text:style-name="Heading_20_4" text:outline-level="4">AA9A-Rotated + AA9A-Rotated</text:h>
      <text:h text:style-name="Heading_20_4" text:outline-level="4">AA9A-Unrotated + AA9A-Unrotated</text:h>
      <text:p text:style-name="Text_20_body"/>
      <text:h text:style-name="Heading_20_3" text:outline-level="3">No vowel (rare)</text:h>
      <text:h text:style-name="Heading_20_3" text:outline-level="3">Other #9</text:h>
      <text:h text:style-name="Heading_20_2" text:outline-level="2">Short-right-tail + diacritic</text:h>
      <text:h text:style-name="Heading_20_3" text:outline-level="3">Consonants</text:h>
      <text:h text:style-name="Heading_20_4" text:outline-level="4">AA89 ꪉ</text:h>
      <text:p text:style-name="P4">ꪛꪷꪉ</text:p>
      <text:h text:style-name="Heading_20_4" text:outline-level="4">AA9A ꪚ</text:h>
      <text:p text:style-name="P4">ꪛꪷꪚ</text:p>
      <text:h text:style-name="Heading_20_4" text:outline-level="4">short-right-tail-V</text:h>
      <text:h text:style-name="Heading_20_5" text:outline-level="5">Vowel-U = AAB4 ꪴ</text:h>
      <text:h text:style-name="Heading_20_5" text:outline-level="5">Vowel-UE = AAB3 ꪳ</text:h>
      <text:h text:style-name="Heading_20_4" text:outline-level="4">Any/other final consonant #9</text:h>
      <text:h text:style-name="Heading_20_5" text:outline-level="5">AAB7 <text:s text:c="3"/>ꪷ</text:h>
      <text:h text:style-name="Heading_20_5" text:outline-level="5">AABE <text:s text:c="2"/>ꪾ</text:h>
      <text:h text:style-name="Heading_20_3" text:outline-level="3">Vowels</text:h>
      <text:h text:style-name="Heading_20_4" text:outline-level="4">Vowel-AA = AAB1 ꪱ</text:h>
      <text:h text:style-name="Heading_20_4" text:outline-level="4">Vowel-UA = AABA ꪺ</text:h>
      <text:p text:style-name="P8">ꪄ꫁ꪺꪙ ꪠ꫁ꪺꪉ <text:s/>ꪚ꫁ꪺꪉ <text:s/>(bold)</text:p>
      <text:h text:style-name="Heading_20_2" text:outline-level="2">Final consonant + vowel-diacritic issues</text:h>
      <text:h text:style-name="Heading_20_3" text:outline-level="3">AA89-dwarf <text:s/>ꪉ</text:h>
      <text:p text:style-name="P8">ꪀꪳꪉ (bold)</text:p>
      <text:h text:style-name="Heading_20_3" text:outline-level="3">AAA5 <text:s/>ꪥ</text:h>
      <text:p text:style-name="Text_20_body"><text:s/><text:span text:style-name="T4">ꪀꪳꪥ <text:s/>(bold)</text:span></text:p>
      <text:h text:style-name="P14" text:outline-level="1"><text:span text:style-name="T11">Multi-syllable collisions</text:span></text:h>
      <text:h text:style-name="Heading_20_1" text:outline-level="1">Inter-word collision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aiHeritagePro" svg:font-family="TaiHeritagePro"/>
    <style:font-face style:name="Courier New" svg:font-family="'Courier New'" style:font-family-generic="modern" style:font-pitch="fixed"/>
    <style:font-face style:name="NSimSun" svg:font-family="NSimSun" style:font-family-generic="modern" style:font-pitch="fixed"/>
    <style:font-face style:name="Tai Heritage Pro1" svg:font-family="'Tai Heritage Pro'" style:font-pitch="variable"/>
    <style:font-face style:name="Tai Heritage Pro" svg:font-family="'Tai Heritage Pro'" style:font-adornments="Regular" style:font-pitch="variable"/>
    <style:font-face style:name="Tai Heritage Pro:2001=2" svg:font-family="'Tai Heritage Pro:2001=2'" style:font-pitch="variable"/>
    <style:font-face style:name="Tai Heritage Pro:2002=1" svg:font-family="'Tai Heritage Pro:2002=1'" style:font-pitch="variable"/>
    <style:font-face style:name="Tai Heritage Pro:lcoa=1" svg:font-family="'Tai Heritage Pro:lcoa=1'" style:font-pitch="variable"/>
    <style:font-face style:name="Tai Heritage Pro:lcoa=1&amp;vowp=2" svg:font-family="'Tai Heritage Pro:lcoa=1&amp;vowp=2'" style:font-pitch="variable"/>
    <style:font-face style:name="Tai Heritage Pro:vowp=2" svg:font-family="'Tai Heritage Pro:vowp=2'"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3098in" fo:margin-bottom="0.0799in" style:contextual-spacing="false" fo:padding="0.0402in" fo:border-left="none" fo:border-right="none" fo:border-top="0.26pt solid #000000" fo:border-bottom="none" style:shadow="none">
        <style:tab-stops/>
      </style:paragraph-properties>
      <style:text-properties fo:font-size="12pt"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style:page-number="auto" fo:keep-with-next="auto"/>
      <style:text-properties fo:color="#800080"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0598in" fo:margin-bottom="0in" style:contextual-spacing="false" style:page-number="auto" fo:keep-with-next="auto"/>
      <style:text-properties fo:color="#0000ff"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fo:keep-with-next="auto"/>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in" fo:margin-bottom="0in" style:contextual-spacing="false" style:page-number="auto" fo:keep-with-next="auto"/>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in" fo:margin-bottom="0in" style:contextual-spacing="false"/>
      <style:text-properties fo:font-size="10pt" fo:font-weight="bold" style:font-size-asian="75%" style:font-weight-asian="bold" style:font-size-complex="75%" style:font-weight-complex="bold"/>
    </style:style>
    <style:style style:name="Sample" style:family="paragraph" style:parent-style-name="Text_20_body">
      <style:text-properties style:font-name="Tai Heritage Pro" fo:font-size="18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5in" fo:text-indent="-0.6in" fo:margin-left="0.8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95in" fo:text-indent="-0.7in" fo:margin-left="0.95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05in" fo:text-indent="-0.8in" fo:margin-left="1.05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15in" fo:text-indent="-0.9in" fo:margin-left="1.15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25in" fo:text-indent="-1in" fo:margin-left="1.25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35in" fo:text-indent="-1.1in" fo:margin-left="1.35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3T16:40:10.94</meta:creation-date>
    <dc:date>2013-09-12T14:07:35.79</dc:date>
    <meta:editing-duration>P1DT6H35M59S</meta:editing-duration>
    <meta:editing-cycles>83</meta:editing-cycles>
    <meta:generator>LibreOffice/4.0.1.2$Windows_x86 LibreOffice_project/84102822e3d61eb989ddd325abf1ac077904985</meta:generator>
    <meta:document-statistic meta:table-count="0" meta:image-count="0" meta:object-count="0" meta:page-count="1" meta:paragraph-count="147" meta:word-count="596" meta:character-count="3624" meta:non-whitespace-character-count="3003"/>
  </office:meta>
</office:document-meta>
</file>